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rsid="001c2dcb" officeooo:paragraph-rsid="001c2dcb"/>
    </style:style>
    <style:style style:name="P2" style:family="paragraph" style:parent-style-name="Standard">
      <style:paragraph-properties fo:text-align="center" style:justify-single-word="false"/>
      <style:text-properties officeooo:rsid="001c2dcb" officeooo:paragraph-rsid="001c2dcb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c2dcb" officeooo:paragraph-rsid="001c2dc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d1eb9" officeooo:paragraph-rsid="001d1eb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261457" officeooo:paragraph-rsid="0026145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9d8a3" officeooo:paragraph-rsid="0029d8a3" style:font-weight-asian="normal" style:font-weight-complex="normal"/>
    </style:style>
    <style:style style:name="T1" style:family="text">
      <style:text-properties officeooo:rsid="001da58b"/>
    </style:style>
    <style:style style:name="T2" style:family="text">
      <style:text-properties officeooo:rsid="00267246"/>
    </style:style>
    <style:style style:name="T3" style:family="text">
      <style:text-properties fo:font-style="italic" officeooo:rsid="00280cab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80cab" style:font-style-asian="normal" style:font-style-complex="normal"/>
    </style:style>
    <style:style style:name="T6" style:family="text">
      <style:text-properties fo:font-style="normal" officeooo:rsid="00297394" style:font-style-asian="normal" style:font-style-complex="normal"/>
    </style:style>
    <style:style style:name="T7" style:family="text">
      <style:text-properties fo:font-style="normal" officeooo:rsid="002a62e9" style:font-style-asian="normal" style:font-style-complex="normal"/>
    </style:style>
    <style:style style:name="T8" style:family="text">
      <style:text-properties fo:font-style="normal" officeooo:rsid="002c3b49" style:font-style-asian="normal" style:font-style-complex="normal"/>
    </style:style>
    <style:style style:name="T9" style:family="text">
      <style:text-properties fo:font-style="normal" officeooo:rsid="002d110d" style:font-style-asian="normal" style:font-style-complex="normal"/>
    </style:style>
    <style:style style:name="T10" style:family="text">
      <style:text-properties fo:font-style="normal" officeooo:rsid="002d187c" style:font-style-asian="normal" style:font-style-complex="normal"/>
    </style:style>
    <style:style style:name="T11" style:family="text">
      <style:text-properties fo:font-style="normal" officeooo:rsid="002e3fac" style:font-style-asian="normal" style:font-style-complex="normal"/>
    </style:style>
    <style:style style:name="T12" style:family="text">
      <style:text-properties fo:font-style="normal" officeooo:rsid="002fb14a" style:font-style-asian="normal" style:font-style-complex="normal"/>
    </style:style>
    <style:style style:name="T13" style:family="text">
      <style:text-properties fo:font-style="normal" officeooo:rsid="0031a7bc" style:font-style-asian="normal" style:font-style-complex="normal"/>
    </style:style>
    <style:style style:name="T14" style:family="text">
      <style:text-properties fo:font-style="normal" officeooo:rsid="0031c4db" style:font-style-asian="normal" style:font-style-complex="normal"/>
    </style:style>
    <style:style style:name="T15" style:family="text">
      <style:text-properties fo:font-style="normal" officeooo:rsid="00335326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uno: Diego Silva Cintra <text:tab/><text:tab/><text:tab/><text:tab/><text:tab/><text:tab/><text:tab/>RGA: 2012.1904.003-7</text:p>
      <text:p text:style-name="P2"/>
      <text:p text:style-name="P3">Respostas da aula de laboratório 8</text:p>
      <text:p text:style-name="P3"/>
      <text:p text:style-name="P4">Q7: O que acontece quando enviamos pacotes entre Pcs de um mesmo setor?</text:p>
      <text:p text:style-name="P4"/>
      <text:p text:style-name="P4"><text:tab/><text:span text:style-name="T1">R: Os pacotes são enviados corretamente para o endereço de destino, visto que a tabela MAC do switch em questão já está preenchida dada a criação de VLANs e, no envio do pacote da estação até o dispositivo, uma “tag” é adicionada ao cabeçalho desse quadro para garantir que ele só seja distribuído entre as estações do mesmo setor.</text:span></text:p>
      <text:p text:style-name="P4"/>
      <text:p text:style-name="P5">Q8: E de setores diferentes? Explique.</text:p>
      <text:p text:style-name="P5"/>
      <text:p text:style-name="P5"><text:tab/><text:span text:style-name="T2">R: As mensagens não são enviadas. Como explicitamos no exercício anterior, no recebimento do quadro da estação, o switch se encarrega de associar uma “etiqueta” (ou tag) no cabeçalho desse </text:span><text:span text:style-name="T3">frame</text:span><text:span text:style-name="T5">, </text:span><text:span text:style-name="T6">dessa maneira filtrando o setor a qual a mensagem deve ser encaminhada; portanto, a “tag” associada a um setor é diferente de outra VLAN, portanto a mensagem é descartada.</text:span></text:p>
      <text:p text:style-name="P5"><text:span text:style-name="T6"/></text:p>
      <text:p text:style-name="P6"><text:span text:style-name="T6">Q</text:span><text:span text:style-name="T4">9: Indique quantos domínios de colisão e de broadcast </text:span><text:span text:style-name="T7">existem em cada uma das três redes testadas (rede com hub, com switch, com switch com VLAN).</text:span></text:p>
      <text:p text:style-name="P6"><text:span text:style-name="T7"/></text:p>
      <text:p text:style-name="P6"><text:span text:style-name="T7"><text:tab/></text:span><text:span text:style-name="T8">R: </text:span><text:span text:style-name="T9">Na rede com HUB, temos </text:span><text:span text:style-name="T10">1 único domínio de colisão e um domínio de broadcast. </text:span><text:span text:style-name="T11">Já para a </text:span><text:span text:style-name="T12">rede com switch, </text:span><text:span text:style-name="T13">temos 4 domínios de colisão e um domínio de broadcast. </text:span><text:span text:style-name="T14">Por fim, no último exemplo de switches com VLANs, temos </text:span><text:span text:style-name="T15">11 domínios de colisão e somente 3 domínios de broadcast.</text:span></text:p>
      <text:p text:style-name="P5"><text:span text:style-name="T6"/></text:p>
      <text:p text:style-name="P5"><text:span text:style-name="T6"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3T09:36:30.156000000</meta:creation-date>
    <dc:date>2014-10-03T09:52:52.546000000</dc:date>
    <meta:editing-duration>PT14M40S</meta:editing-duration>
    <meta:editing-cycles>25</meta:editing-cycles>
    <meta:generator>LibreOffice/4.1.4.2$Windows_x86 LibreOffice_project/0a0440ccc0227ad9829de5f46be37cfb6edcf72</meta:generator>
    <meta:document-statistic meta:table-count="0" meta:image-count="0" meta:object-count="0" meta:page-count="1" meta:paragraph-count="8" meta:word-count="228" meta:character-count="1319" meta:non-whitespace-character-count="1089"/>
  </office:meta>
</office:document-meta>
</file>